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4"/>
        </table:table-row>
        <table:table-row table:style-name="ro1">
          <table:table-cell/>
          <table:table-cell office:value-type="string" calcext:value-type="string">
            <text:p>BLACK</text:p>
          </table:table-cell>
          <table:table-cell office:value-type="string" calcext:value-type="string">
            <text:p>0;30</text:p>
          </table:table-cell>
          <table:table-cell table:formula="of:=COM.MICROSOFT.CONCAT(&quot;export &quot;; [.B7];&quot;='\033[&quot;;[.C7];&quot;m'&quot;)" office:value-type="string" office:string-value="export BLACK='\033[0;30m'" calcext:value-type="string">
            <text:p>export BLACK='\033[0;30m'</text:p>
          </table:table-cell>
        </table:table-row>
        <table:table-row table:style-name="ro1">
          <table:table-cell/>
          <table:table-cell office:value-type="string" calcext:value-type="string">
            <text:p>RED</text:p>
          </table:table-cell>
          <table:table-cell office:value-type="string" calcext:value-type="string">
            <text:p>0;31</text:p>
          </table:table-cell>
          <table:table-cell table:formula="of:=COM.MICROSOFT.CONCAT(&quot;export &quot;; [.B8];&quot;='\033[&quot;;[.C8];&quot;m'&quot;)" office:value-type="string" office:string-value="export RED='\033[0;31m'" calcext:value-type="string">
            <text:p>export RED='\033[0;31m'</text:p>
          </table:table-cell>
        </table:table-row>
        <table:table-row table:style-name="ro1">
          <table:table-cell/>
          <table:table-cell office:value-type="string" calcext:value-type="string">
            <text:p>GREEN</text:p>
          </table:table-cell>
          <table:table-cell office:value-type="string" calcext:value-type="string">
            <text:p>0;32</text:p>
          </table:table-cell>
          <table:table-cell table:formula="of:=COM.MICROSOFT.CONCAT(&quot;export &quot;; [.B9];&quot;='\033[&quot;;[.C9];&quot;m'&quot;)" office:value-type="string" office:string-value="export GREEN='\033[0;32m'" calcext:value-type="string">
            <text:p>export GREEN='\033[0;32m'</text:p>
          </table:table-cell>
        </table:table-row>
        <table:table-row table:style-name="ro1">
          <table:table-cell/>
          <table:table-cell office:value-type="string" calcext:value-type="string">
            <text:p>ORANGE</text:p>
          </table:table-cell>
          <table:table-cell office:value-type="string" calcext:value-type="string">
            <text:p>0;33</text:p>
          </table:table-cell>
          <table:table-cell table:formula="of:=COM.MICROSOFT.CONCAT(&quot;export &quot;; [.B10];&quot;='\033[&quot;;[.C10];&quot;m'&quot;)" office:value-type="string" office:string-value="export ORANGE='\033[0;33m'" calcext:value-type="string">
            <text:p>export ORANGE='\033[0;33m'</text:p>
          </table:table-cell>
        </table:table-row>
        <table:table-row table:style-name="ro1">
          <table:table-cell/>
          <table:table-cell office:value-type="string" calcext:value-type="string">
            <text:p>BLUE</text:p>
          </table:table-cell>
          <table:table-cell office:value-type="string" calcext:value-type="string">
            <text:p>0;34</text:p>
          </table:table-cell>
          <table:table-cell table:formula="of:=COM.MICROSOFT.CONCAT(&quot;export &quot;; [.B11];&quot;='\033[&quot;;[.C11];&quot;m'&quot;)" office:value-type="string" office:string-value="export BLUE='\033[0;34m'" calcext:value-type="string">
            <text:p>export BLUE='\033[0;34m'</text:p>
          </table:table-cell>
        </table:table-row>
        <table:table-row table:style-name="ro1">
          <table:table-cell/>
          <table:table-cell office:value-type="string" calcext:value-type="string">
            <text:p>PURPLE</text:p>
          </table:table-cell>
          <table:table-cell office:value-type="string" calcext:value-type="string">
            <text:p>0;35</text:p>
          </table:table-cell>
          <table:table-cell table:formula="of:=COM.MICROSOFT.CONCAT(&quot;export &quot;; [.B12];&quot;='\033[&quot;;[.C12];&quot;m'&quot;)" office:value-type="string" office:string-value="export PURPLE='\033[0;35m'" calcext:value-type="string">
            <text:p>export PURPLE='\033[0;35m'</text:p>
          </table:table-cell>
        </table:table-row>
        <table:table-row table:style-name="ro1">
          <table:table-cell/>
          <table:table-cell office:value-type="string" calcext:value-type="string">
            <text:p>CYAN</text:p>
          </table:table-cell>
          <table:table-cell office:value-type="string" calcext:value-type="string">
            <text:p>0;36</text:p>
          </table:table-cell>
          <table:table-cell table:formula="of:=COM.MICROSOFT.CONCAT(&quot;export &quot;; [.B13];&quot;='\033[&quot;;[.C13];&quot;m'&quot;)" office:value-type="string" office:string-value="export CYAN='\033[0;36m'" calcext:value-type="string">
            <text:p>export CYAN='\033[0;36m'</text:p>
          </table:table-cell>
        </table:table-row>
        <table:table-row table:style-name="ro1">
          <table:table-cell/>
          <table:table-cell office:value-type="string" calcext:value-type="string">
            <text:p>LIGHT_GRAY</text:p>
          </table:table-cell>
          <table:table-cell office:value-type="string" calcext:value-type="string">
            <text:p>0;37</text:p>
          </table:table-cell>
          <table:table-cell table:formula="of:=COM.MICROSOFT.CONCAT(&quot;export &quot;; [.B14];&quot;='\033[&quot;;[.C14];&quot;m'&quot;)" office:value-type="string" office:string-value="export LIGHT_GRAY='\033[0;37m'" calcext:value-type="string">
            <text:p>export LIGHT_GRAY='\033[0;37m'</text:p>
          </table:table-cell>
        </table:table-row>
        <table:table-row table:style-name="ro1">
          <table:table-cell/>
          <table:table-cell office:value-type="string" calcext:value-type="string">
            <text:p>DARK_GRAY</text:p>
          </table:table-cell>
          <table:table-cell office:value-type="string" calcext:value-type="string">
            <text:p>1;30</text:p>
          </table:table-cell>
          <table:table-cell table:formula="of:=COM.MICROSOFT.CONCAT(&quot;export &quot;; [.B15];&quot;='\033[&quot;;[.C15];&quot;m'&quot;)" office:value-type="string" office:string-value="export DARK_GRAY='\033[1;30m'" calcext:value-type="string">
            <text:p>export DARK_GRAY='\033[1;30m'</text:p>
          </table:table-cell>
        </table:table-row>
        <table:table-row table:style-name="ro1">
          <table:table-cell/>
          <table:table-cell office:value-type="string" calcext:value-type="string">
            <text:p>LIGHT_RED</text:p>
          </table:table-cell>
          <table:table-cell office:value-type="string" calcext:value-type="string">
            <text:p>1;31</text:p>
          </table:table-cell>
          <table:table-cell table:formula="of:=COM.MICROSOFT.CONCAT(&quot;export &quot;; [.B16];&quot;='\033[&quot;;[.C16];&quot;m'&quot;)" office:value-type="string" office:string-value="export LIGHT_RED='\033[1;31m'" calcext:value-type="string">
            <text:p>export LIGHT_RED='\033[1;31m'</text:p>
          </table:table-cell>
        </table:table-row>
        <table:table-row table:style-name="ro1">
          <table:table-cell/>
          <table:table-cell office:value-type="string" calcext:value-type="string">
            <text:p>LIGHT_GREEN</text:p>
          </table:table-cell>
          <table:table-cell office:value-type="string" calcext:value-type="string">
            <text:p>1;32</text:p>
          </table:table-cell>
          <table:table-cell table:formula="of:=COM.MICROSOFT.CONCAT(&quot;export &quot;; [.B17];&quot;='\033[&quot;;[.C17];&quot;m'&quot;)" office:value-type="string" office:string-value="export LIGHT_GREEN='\033[1;32m'" calcext:value-type="string">
            <text:p>export LIGHT_GREEN='\033[1;32m'</text:p>
          </table:table-cell>
        </table:table-row>
        <table:table-row table:style-name="ro1">
          <table:table-cell/>
          <table:table-cell office:value-type="string" calcext:value-type="string">
            <text:p>YELLOW</text:p>
          </table:table-cell>
          <table:table-cell office:value-type="string" calcext:value-type="string">
            <text:p>1;33</text:p>
          </table:table-cell>
          <table:table-cell table:formula="of:=COM.MICROSOFT.CONCAT(&quot;export &quot;; [.B18];&quot;='\033[&quot;;[.C18];&quot;m'&quot;)" office:value-type="string" office:string-value="export YELLOW='\033[1;33m'" calcext:value-type="string">
            <text:p>export YELLOW='\033[1;33m'</text:p>
          </table:table-cell>
        </table:table-row>
        <table:table-row table:style-name="ro1">
          <table:table-cell/>
          <table:table-cell office:value-type="string" calcext:value-type="string">
            <text:p>LIGHT_BLUE</text:p>
          </table:table-cell>
          <table:table-cell office:value-type="string" calcext:value-type="string">
            <text:p>1;34</text:p>
          </table:table-cell>
          <table:table-cell table:formula="of:=COM.MICROSOFT.CONCAT(&quot;export &quot;; [.B19];&quot;='\033[&quot;;[.C19];&quot;m'&quot;)" office:value-type="string" office:string-value="export LIGHT_BLUE='\033[1;34m'" calcext:value-type="string">
            <text:p>export LIGHT_BLUE='\033[1;34m'</text:p>
          </table:table-cell>
        </table:table-row>
        <table:table-row table:style-name="ro1">
          <table:table-cell/>
          <table:table-cell office:value-type="string" calcext:value-type="string">
            <text:p>LIGHT_PURPLE</text:p>
          </table:table-cell>
          <table:table-cell office:value-type="string" calcext:value-type="string">
            <text:p>1;35</text:p>
          </table:table-cell>
          <table:table-cell table:formula="of:=COM.MICROSOFT.CONCAT(&quot;export &quot;; [.B20];&quot;='\033[&quot;;[.C20];&quot;m'&quot;)" office:value-type="string" office:string-value="export LIGHT_PURPLE='\033[1;35m'" calcext:value-type="string">
            <text:p>export LIGHT_PURPLE='\033[1;35m'</text:p>
          </table:table-cell>
        </table:table-row>
        <table:table-row table:style-name="ro1">
          <table:table-cell/>
          <table:table-cell office:value-type="string" calcext:value-type="string">
            <text:p>LIGHT_CYAN</text:p>
          </table:table-cell>
          <table:table-cell office:value-type="string" calcext:value-type="string">
            <text:p>1;36</text:p>
          </table:table-cell>
          <table:table-cell table:formula="of:=COM.MICROSOFT.CONCAT(&quot;export &quot;; [.B21];&quot;='\033[&quot;;[.C21];&quot;m'&quot;)" office:value-type="string" office:string-value="export LIGHT_CYAN='\033[1;36m'" calcext:value-type="string">
            <text:p>export LIGHT_CYAN='\033[1;36m'</text:p>
          </table:table-cell>
        </table:table-row>
        <table:table-row table:style-name="ro1">
          <table:table-cell/>
          <table:table-cell office:value-type="string" calcext:value-type="string">
            <text:p>WHITE</text:p>
          </table:table-cell>
          <table:table-cell office:value-type="string" calcext:value-type="string">
            <text:p>1;37</text:p>
          </table:table-cell>
          <table:table-cell table:formula="of:=COM.MICROSOFT.CONCAT(&quot;export &quot;; [.B22];&quot;='\033[&quot;;[.C22];&quot;m'&quot;)" office:value-type="string" office:string-value="export WHITE='\033[1;37m'" calcext:value-type="string">
            <text:p>export WHITE='\033[1;37m'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9">00.00.0000</text:date>, <text:time style:data-style-name="N2" text:time-value="10:40:10.99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9T10:27:10.386000000</meta:creation-date>
    <dc:date>2021-01-29T11:59:01.065000000</dc:date>
    <meta:editing-duration>PT1H17M5S</meta:editing-duration>
    <meta:editing-cycles>2</meta:editing-cycles>
    <meta:generator>LibreOffice/5.3.7.2$Windows_X86_64 LibreOffice_project/6b8ed514a9f8b44d37a1b96673cbbdd077e24059</meta:generator>
    <meta:document-statistic meta:table-count="1" meta:cell-count="48" meta:object-count="0"/>
  </office:meta>
</office:document-meta>
</file>